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828" officeooo:paragraph-rsid="001b3828"/>
    </style:style>
    <style:style style:name="P2" style:family="paragraph" style:parent-style-name="Standard">
      <style:text-properties officeooo:rsid="001b3828" officeooo:paragraph-rsid="001b3828"/>
    </style:style>
    <style:style style:name="P3" style:family="paragraph" style:parent-style-name="Standard">
      <style:text-properties officeooo:rsid="001e16a4" officeooo:paragraph-rsid="001e16a4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bhavalkar, Rohit, et al. "A comparison of sequence-to-sequence models for speech recognition." <text:span text:style-name="T1">Proc. Interspeech</text:span>. 2017.</text:p>
      <text:p text:style-name="P1">#link: <text:a xlink:type="simple" xlink:href="http://www.isca-speech.org/archive/Interspeech_2017/pdfs/0233.PDF" text:style-name="Internet_20_link" text:visited-style-name="Visited_20_Internet_20_Link">http://www.isca-speech.org/archive/Interspeech_2017/pdfs/0233.PDF</text:a></text:p>
      <text:p text:style-name="P1"/>
      <text:p text:style-name="P3">#link: <text:a xlink:type="simple" xlink:href="https://arxiv.org/pdf/1712.01769.pdf" text:style-name="Internet_20_link" text:visited-style-name="Visited_20_Internet_20_Link">https://arxiv.org/pdf/1712.01769.pdf</text:a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3:05.246214222</meta:creation-date>
    <dc:date>2018-03-20T11:36:38.644459483</dc:date>
    <meta:editing-duration>PT43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9" meta:character-count="237" meta:non-whitespace-character-count="221"/>
  </office:meta>
</office:document-meta>
</file>